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Arguments.removeArgument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Arguments.getArgument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Arguments.addArgument( LDAPArgument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Arguments.LDAP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.removeArgument( LDAPArgument ar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Arguments.removeArgument( String ar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Arguments.addArgument( String name , String value , String o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.getArgum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DAPArguments.setArguments( List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.addEmpty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.removeAll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Arguments.addArgument( String name , String value , String opcod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.getArgumentsA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